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08552d"/>
    </style:style>
    <style:style style:name="P4" style:family="paragraph" style:parent-style-name="Standard">
      <style:paragraph-properties style:snap-to-layout-grid="false"/>
      <style:text-properties officeooo:paragraph-rsid="000f2b02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  <style:text-properties officeooo:rsid="0009f34a" officeooo:paragraph-rsid="00088ef7"/>
    </style:style>
    <style:style style:name="P9" style:family="paragraph" style:parent-style-name="Standard">
      <style:paragraph-properties style:snap-to-layout-grid="false"/>
      <style:text-properties officeooo:rsid="000f2b02" officeooo:paragraph-rsid="000f2b02"/>
    </style:style>
    <style:style style:name="P10" style:family="paragraph" style:parent-style-name="Standard">
      <style:paragraph-properties style:snap-to-layout-grid="false"/>
      <style:text-properties fo:font-weight="normal" officeooo:rsid="000db5c6" officeooo:paragraph-rsid="000f2b02" style:font-weight-asian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08552d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8552d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/>
      <style:text-properties officeooo:rsid="000f2b02" officeooo:paragraph-rsid="000f2b02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f2b02" officeooo:paragraph-rsid="000f2b02"/>
    </style:style>
    <style:style style:name="P15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6" style:family="paragraph" style:parent-style-name="Standard" style:master-page-name="Standard">
      <style:paragraph-properties style:page-number="auto"/>
      <style:text-properties style:font-name="Book Antiqua"/>
    </style:style>
    <style:style style:name="P17" style:family="paragraph" style:parent-style-name="Standard">
      <style:paragraph-properties style:snap-to-layout-grid="false"/>
      <style:text-properties officeooo:rsid="000f2b02" officeooo:paragraph-rsid="00088ef7"/>
    </style:style>
    <style:style style:name="P18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d1290" officeooo:paragraph-rsid="000f2b02"/>
    </style:style>
    <style:style style:name="P19" style:family="paragraph" style:parent-style-name="UC_5f_Alternativa_20_2" style:list-style-name="WW8Num8">
      <style:paragraph-properties fo:margin-left="0.3752in" fo:margin-right="0in" fo:text-indent="0in" style:auto-text-indent="false">
        <style:tab-stops>
          <style:tab-stop style:position="0.3752in"/>
        </style:tab-stops>
      </style:paragraph-properties>
      <style:text-properties officeooo:rsid="000f2b02" officeooo:paragraph-rsid="000f2b02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 fo:font-weight="normal" officeooo:rsid="0008552d" style:font-weight-asian="normal" style:font-weight-complex="normal"/>
    </style:style>
    <style:style style:name="T3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4" style:family="text">
      <style:text-properties style:use-window-font-color="true" style:font-name="Times New Roman" officeooo:rsid="000f2b02" style:font-name-asian="Times New Roman" style:font-name-complex="Times New Roman"/>
    </style:style>
    <style:style style:name="T5" style:family="text">
      <style:text-properties style:use-window-font-color="true" style:font-name="Times New Roman" officeooo:rsid="000fe934" style:font-name-asian="Times New Roman" style:font-name-complex="Times New Roman"/>
    </style:style>
    <style:style style:name="T6" style:family="text">
      <style:text-properties style:use-window-font-color="true" style:font-name="Times New Roman" fo:font-size="12pt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style:use-window-font-color="true" style:font-name="Times New Roman" fo:font-size="12pt" fo:font-weight="normal" officeooo:rsid="000db5c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officeooo:rsid="000e9125"/>
    </style:style>
    <style:style style:name="T9" style:family="text">
      <style:text-properties officeooo:rsid="000bad1f"/>
    </style:style>
    <style:style style:name="T10" style:family="text">
      <style:text-properties officeooo:rsid="000d514f"/>
    </style:style>
    <style:style style:name="T11" style:family="text">
      <style:text-properties officeooo:rsid="000f2b02"/>
    </style:style>
    <style:style style:name="T12" style:family="text">
      <style:text-properties fo:font-weight="normal" officeooo:rsid="000f2b02" style:font-weight-asian="normal" style:font-weight-complex="normal"/>
    </style:style>
    <style:style style:name="T13" style:family="text">
      <style:text-properties officeooo:rsid="000fe9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12">Generar Reporte</text:span><text:span text:style-name="T2">.</text:span></text:p>
          </table:table-cell>
          <table:table-cell table:style-name="Tabla1.B1" office:value-type="string">
            <text:p text:style-name="P2"><text:span text:style-name="T1">Nro. de Caso de Uso:</text:span> <text:span text:style-name="T10">CU.A.05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T11">Administrador de Sistema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UC_5f_NormalAzul_20_Car"><text:span text:style-name="T4">Crear un reporte sobre los usuarios, proyectos, tipos de </text:span></text:span><text:span text:style-name="UC_5f_NormalAzul_20_Car"><text:span text:style-name="T5">ítem</text:span></text:span><text:span text:style-name="UC_5f_NormalAzul_20_Car"><text:span text:style-name="T4">, y roles existentes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UC_5f_NormalAzul_20_Car"><text:span text:style-name="T3">El actor debe estar logueado como Administrador del Sistem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 Condiciones:</text:span> </text:p>
          </table:table-cell>
          <table:covered-table-cell/>
        </table:table-row>
      </table:table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5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9">1.Selecciona la <text:span text:style-name="T13">opción</text:span> Generar Reporte.</text:p>
          </table:table-cell>
          <table:table-cell table:style-name="Tabla2.A1" office:value-type="string">
            <text:p text:style-name="P11"/>
          </table:table-cell>
        </table:table-row>
        <table:table-row table:style-name="Tabla2.4">
          <table:table-cell table:style-name="Tabla2.A4" office:value-type="string">
            <text:p text:style-name="P2"/>
          </table:table-cell>
          <table:table-cell table:style-name="Tabla2.B4" office:value-type="string">
            <text:p text:style-name="P13">2. Se despliegan las opciones sobre los tipos de informe que se pueden generar: lista de usuarios, lista de proyectos, lista de tipos de <text:span text:style-name="T13">ítem</text:span>, lista de roles.</text:p>
          </table:table-cell>
        </table:table-row>
        <table:table-row table:style-name="Tabla2.5">
          <table:table-cell table:style-name="Tabla2.A2" office:value-type="string">
            <text:p text:style-name="P12">2. <text:span text:style-name="T8">Selecciona</text:span> una de las opciones disponibles.</text:p>
          </table:table-cell>
          <table:table-cell table:style-name="Tabla2.A1" office:value-type="string">
            <text:p text:style-name="P2"/>
          </table:table-cell>
        </table:table-row>
        <table:table-row table:style-name="Tabla2.5">
          <table:table-cell table:style-name="Tabla2.A4" office:value-type="string">
            <text:p text:style-name="P12"/>
          </table:table-cell>
          <table:table-cell table:style-name="Tabla2.B4" office:value-type="string">
            <text:p text:style-name="P17">3.Pide confirmación.</text:p>
          </table:table-cell>
        </table:table-row>
        <table:table-row table:style-name="Tabla2.5">
          <table:table-cell table:style-name="Tabla2.A4" office:value-type="string">
            <text:p text:style-name="P14">4.Confirma la operación.</text:p>
          </table:table-cell>
          <table:table-cell table:style-name="Tabla2.B4" office:value-type="string">
            <text:p text:style-name="P8"/>
          </table:table-cell>
        </table:table-row>
        <table:table-row table:style-name="Tabla2.5">
          <table:table-cell table:style-name="Tabla2.A4" office:value-type="string">
            <text:p text:style-name="P14"/>
          </table:table-cell>
          <table:table-cell table:style-name="Tabla2.B4" office:value-type="string">
            <text:p text:style-name="P9">5.Despliega el informe correspondiente.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9044358834382626885" text:style-name="WW8Num8">
              <text:list-item>
                <text:p text:style-name="P18">Cancelar.</text:p>
                <text:p text:style-name="P19"><text:span text:style-name="T7">En el paso </text:span><text:span text:style-name="T6">4</text:span><text:span text:style-name="T7">, se selecciona la </text:span><text:span text:style-name="T6">opción</text:span><text:span text:style-name="T7"> Cancelar, </text:span><text:span text:style-name="T6">y se cancela la operación.</text:span>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10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9">RF73 al RF75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0</meta:editing-cycles>
    <meta:editing-duration>PT1H7M54S</meta:editing-duration>
    <dc:date>2014-03-16T20:34:38.162679748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5" meta:word-count="151" meta:character-count="1004" meta:non-whitespace-character-count="873"/>
  </office:meta>
</office:document-meta>
</file>